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 fo:min-height="8.132cm" fo:min-width="8.263cm"/>
    </style:style>
    <style:style style:name="gr2" style:family="graphic" style:parent-style-name="standard">
      <style:graphic-properties draw:textarea-horizontal-align="justify" draw:textarea-vertical-align="middle" draw:auto-grow-height="false" fo:min-height="0.11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8.763cm" svg:height="8.382cm" svg:x="9.382cm" svg:y="6.334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2" draw:layer="layout" svg:width="0.508cm" svg:height="0.508cm" svg:x="13.546cm" svg:y="6.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3.8cm" svg:y1="8.112cm" svg:x2="13.8cm" svg:y2="4.683cm">
            <text:p/>
          </draw:line>
          <draw:custom-shape draw:style-name="gr2" draw:text-style-name="P2" draw:layer="layout" svg:width="0.508cm" svg:height="0.508cm" svg:x="17.846cm" svg:y="10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6.367cm" svg:y1="10.525cm" svg:x2="19.796cm" svg:y2="10.525cm">
            <text:p/>
          </draw:line>
          <draw:custom-shape draw:style-name="gr2" draw:text-style-name="P2" draw:layer="layout" svg:width="0.508cm" svg:height="0.508cm" svg:x="9.146cm" svg:y="10.2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7.667cm" svg:y1="10.525cm" svg:x2="11.096cm" svg:y2="10.525cm">
            <text:p/>
          </draw:line>
          <draw:custom-shape draw:style-name="gr2" draw:text-style-name="P2" draw:layer="layout" svg:width="0.508cm" svg:height="0.508cm" svg:x="13.546cm" svg:y="14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3" draw:text-style-name="P3" draw:layer="layout" svg:x1="13.8cm" svg:y1="16.413cm" svg:x2="13.8cm" svg:y2="12.984cm">
            <text:p/>
          </draw:line>
          <draw:frame draw:style-name="gr4" draw:text-style-name="P4" draw:layer="layout" svg:width="3.131cm" svg:height="0.962cm" svg:x="13.96cm" svg:y="5.245cm">
            <draw:text-box>
              <text:p>v(i, j+1/2)</text:p>
            </draw:text-box>
          </draw:frame>
          <draw:frame draw:style-name="gr4" draw:text-style-name="P4" draw:layer="layout" svg:width="2.97cm" svg:height="0.962cm" svg:x="13.96cm" svg:y="14.745cm">
            <draw:text-box>
              <text:p>v(i, j-1/2)</text:p>
            </draw:text-box>
          </draw:frame>
          <draw:frame draw:style-name="gr4" draw:text-style-name="P4" draw:layer="layout" svg:width="3.165cm" svg:height="0.962cm" svg:x="18.244cm" svg:y="9.382cm">
            <draw:text-box>
              <text:p>u(i+1/2, j)</text:p>
            </draw:text-box>
          </draw:frame>
          <draw:frame draw:style-name="gr4" draw:text-style-name="P4" draw:layer="layout" svg:width="3.004cm" svg:height="0.962cm" svg:x="6.344cm" svg:y="9.382cm">
            <draw:text-box>
              <text:p>u(i-1/2, j)</text:p>
            </draw:text-box>
          </draw:frame>
          <draw:custom-shape draw:style-name="gr2" draw:text-style-name="P2" draw:layer="layout" svg:width="0.508cm" svg:height="0.508cm" svg:x="13.546cm" svg:y="10.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4" draw:text-style-name="P4" draw:layer="layout" svg:width="2.301cm" svg:height="0.962cm" svg:x="12.684cm" svg:y="9.182cm">
            <draw:text-box>
              <text:p>P(i,j,k)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Noto Sans1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ia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1" style:font-family-asian="'Noto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26T00:36:43.279360767</meta:creation-date>
    <dc:date>2018-12-26T00:54:48.295964217</dc:date>
    <meta:editing-duration>PT7M55S</meta:editing-duration>
    <meta:editing-cycles>1</meta:editing-cycles>
    <meta:document-statistic meta:object-count="16"/>
    <meta:generator>LibreOffice/6.1.4.2$Linux_X86_64 LibreOffice_project/10$Build-2</meta:generator>
  </office:meta>
</office:document-meta>
</file>